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51cm" fo:margin-left="-0.228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2539" officeooo:paragraph-rsid="000f2539"/>
    </style:style>
    <style:style style:name="P2" style:family="paragraph" style:parent-style-name="Text_20_body">
      <style:paragraph-properties fo:text-align="end" style:justify-single-word="false"/>
      <style:text-properties officeooo:rsid="001726af" officeooo:paragraph-rsid="001726af"/>
    </style:style>
    <style:style style:name="P3" style:family="paragraph" style:parent-style-name="Text_20_body">
      <style:text-properties officeooo:rsid="0018f4a8" officeooo:paragraph-rsid="0018f4a8"/>
    </style:style>
    <style:style style:name="P4" style:family="paragraph" style:parent-style-name="Text_20_body">
      <style:text-properties officeooo:rsid="0019619f" officeooo:paragraph-rsid="0019619f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1726af" officeooo:paragraph-rsid="000f2539" style:font-size-asian="14pt" style:font-size-complex="14pt"/>
    </style:style>
    <style:style style:name="P6" style:family="paragraph" style:parent-style-name="Table_20_Contents">
      <style:text-properties officeooo:rsid="000f2539" officeooo:paragraph-rsid="000f2539"/>
    </style:style>
    <style:style style:name="P7" style:family="paragraph" style:parent-style-name="Table_20_Contents">
      <style:text-properties officeooo:rsid="0013dff1" officeooo:paragraph-rsid="0013dff1"/>
    </style:style>
    <style:style style:name="P8" style:family="paragraph" style:parent-style-name="Standard">
      <style:text-properties officeooo:rsid="001726af" officeooo:paragraph-rsid="001726af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9619f" officeooo:paragraph-rsid="0019619f"/>
    </style:style>
    <style:style style:name="P10" style:family="paragraph" style:parent-style-name="Standard">
      <style:text-properties officeooo:rsid="001ccd99" officeooo:paragraph-rsid="001ccd99"/>
    </style:style>
    <style:style style:name="P11" style:family="paragraph" style:parent-style-name="Standard">
      <style:text-properties officeooo:rsid="001726af" officeooo:paragraph-rsid="001726af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9619f" officeooo:paragraph-rsid="0019619f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9619f" officeooo:paragraph-rsid="0020ada2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ed179" officeooo:paragraph-rsid="001ed179"/>
    </style:style>
    <style:style style:name="P15" style:family="paragraph" style:parent-style-name="Text_20_body">
      <style:text-properties officeooo:rsid="0019619f" officeooo:paragraph-rsid="0019619f"/>
    </style:style>
    <style:style style:name="P16" style:family="paragraph" style:parent-style-name="Table_20_Contents">
      <style:text-properties officeooo:rsid="0020b281" officeooo:paragraph-rsid="0020b281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cc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cc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8f4a8"/>
    </style:style>
    <style:style style:name="T2" style:family="text">
      <style:text-properties style:font-name="sans-serif" fo:font-size="10.5pt"/>
    </style:style>
    <style:style style:name="T3" style:family="text">
      <style:text-properties officeooo:rsid="00199138"/>
    </style:style>
    <style:style style:name="T4" style:family="text">
      <style:text-properties officeooo:rsid="001ccd99"/>
    </style:style>
    <style:style style:name="T5" style:family="text">
      <style:text-properties officeooo:rsid="0020b281"/>
    </style:style>
    <style:style style:name="T6" style:family="text">
      <style:text-properties fo:font-variant="normal" fo:text-transform="none" fo:color="#0000cc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cc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ffffff" draw:textarea-horizontal-align="justify" draw:textarea-vertical-align="middle" draw:auto-grow-height="false" fo:min-height="1.363cm" fo:min-width="7.3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26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363cm" fo:min-width="7.7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363cm" fo:min-width="7.7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82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top" draw:auto-grow-height="false" fo:min-height="4.083cm" fo:min-width="19.747cm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363cm" fo:min-width="7.7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363cm" fo:min-width="7.7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767cm" fo:min-width="7.7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6" draw:name="Shape2" draw:style-name="gr6" draw:text-style-name="P20" svg:width="20.188cm" svg:height="4.525cm" svg:x="0.182cm" svg:y="18.523cm">
        <text:p text:style-name="P19"><text:span text:style-name="T7"/></text:p>
        <text:p text:style-name="P19"><text:span text:style-name="T7">Table Structures : faculty_details(fact_id , fact_name , fact_designation, fact_email, fact_phone_no, fact_website,</text:span></text:p>
        <text:p text:style-name="P19"><text:span text:style-name="T7"><text:s text:c="53"/></text:span><text:span text:style-name="T7">fact_research)</text:span></text:p>
        <text:p text:style-name="P19"><text:span text:style-name="T7"><text:s text:c="28"/></text:span><text:span text:style-name="T7">faculty_publications(fact_id , pub_title , pub_year)</text:span></text:p>
        <text:p text:style-name="P19"><text:span text:style-name="T7"><text:s text:c="27"/></text:span><text:span text:style-name="T7">faculty_responsibilities( fact_id , fact_responsibility)</text:span></text:p>
        <text:p text:style-name="P19"><text:span text:style-name="T7"><text:s text:c="27"/></text:span><text:span text:style-name="T7">faculty_current_projects( fact_id , proj_title , proj_sponsoring_agency)</text:span></text:p>
        <text:p text:style-name="P19"><text:span text:style-name="T7"><text:s text:c="27"/></text:span><text:span text:style-name="T7">faculty_group_members( fact_id , group_name , group_area_of_research_with_degree)</text:span></text:p>
        <text:p text:style-name="P19"><text:span text:style-name="T7"><text:s text:c="27"/></text:span><text:span text:style-name="T7">faculty_awards_accolades( fact_id , award_title, award_year)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2">Shakti Papdeja</text:p>
      <text:p text:style-name="P2">Roll No: 16CS60R54</text:p>
      <text:p text:style-name="P5">ASSIGNMENT REPORT</text:p>
      <text:p text:style-name="P1">Assignment<text:span text:style-name="T4">3</text:span></text:p>
      <text:p text:style-name="P1">Problem Statement</text:p>
      <text:p text:style-name="P10"><text:span text:style-name="T2">This assignment introduces web crawling, automatic extraction of</text:span></text:p>
      <text:p text:style-name="P10"><text:span text:style-name="T2">data based on some grammar rules, loading of data into a</text:span></text:p>
      <text:p text:style-name="P10"><text:span text:style-name="T2">database and querying information from the database.</text:span></text:p>
      <text:p text:style-name="P1"/>
      <text:p text:style-name="P4">Design Details:</text:p>
      <text:p text:style-name="P4">Steps</text:p>
      <text:p text:style-name="P4"><draw:custom-shape text:anchor-type="paragraph" draw:z-index="0" draw:name="Shape2" draw:style-name="gr1" draw:text-style-name="P18" svg:width="7.541cm" svg:height="1.509cm" svg:x="3.896cm" svg:y="0.36cm"><text:p text:style-name="P17"><text:span text:style-name="T6"><text:s text:c="8"/></text:span><text:span text:style-name="T6">Crawl All Faculty Web Pages From <text:s text:c="7"/></text:span></text:p><text:p text:style-name="P17"><text:span text:style-name="T6"><text:s text:c="6"/></text:span><text:span text:style-name="T6">http://www.iitkgp.ac.in/department/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text:s text:c="3"/></text:p>
      <text:p text:style-name="P9"><draw:custom-shape text:anchor-type="paragraph" draw:z-index="1" draw:name="Shape1" draw:style-name="gr2" svg:width="0.53cm" svg:height="1.059cm" svg:x="7.257cm" svg:y="0.2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/>
      <text:p text:style-name="P9"><draw:custom-shape text:anchor-type="paragraph" draw:z-index="2" draw:name="Shape2" draw:style-name="gr3" draw:text-style-name="P18" svg:width="7.938cm" svg:height="1.509cm" svg:x="3.923cm" svg:y="-0.344cm"><text:p text:style-name="P17"><text:span text:style-name="T6"><text:s text:c="6"/></text:span><text:span text:style-name="T6">Parse All the pages using Lex and Yacc <text:s text:c="3"/></text:span></text:p><text:p text:style-name="P17"><text:span text:style-name="T6"><text:s text:c="6"/></text:span><text:span text:style-name="T6">Tool to extract information into txt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custom-shape text:anchor-type="paragraph" draw:z-index="3" draw:name="Shape1" draw:style-name="gr2" svg:width="0.53cm" svg:height="1.059cm" svg:x="7.362cm" svg:y="0.3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/>
      <text:p text:style-name="P9"><draw:custom-shape text:anchor-type="paragraph" draw:z-index="4" draw:name="Shape2" draw:style-name="gr4" draw:text-style-name="P18" svg:width="7.938cm" svg:height="1.509cm" svg:x="4.002cm" svg:y="-0.191cm"><text:p text:style-name="P17"><text:span text:style-name="T6"><text:s text:c="5"/></text:span><text:span text:style-name="T6">To Store the information into persistent </text:span></text:p><text:p text:style-name="P17"><text:span text:style-name="T6"><text:s text:c="9"/></text:span><text:span text:style-name="T6">Storage, Create Tables into MySq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><draw:custom-shape text:anchor-type="paragraph" draw:z-index="5" draw:name="Shape1" draw:style-name="gr5" svg:width="0.53cm" svg:height="1.35cm" svg:x="7.442cm" svg:y="-0.3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4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7" draw:name="Shape1" draw:style-name="gr5" svg:width="0.53cm" svg:height="1.35cm" svg:x="7.468cm" svg:y="-0.2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><draw:custom-shape text:anchor-type="paragraph" draw:z-index="8" draw:name="Shape2" draw:style-name="gr7" draw:text-style-name="P18" svg:width="7.938cm" svg:height="1.509cm" svg:x="3.764cm" svg:y="0.259cm"><text:p text:style-name="P17"><text:span text:style-name="T6"><text:s text:c="5"/></text:span><text:span text:style-name="T6">Design Client-Server Architecture for </text:span></text:p><text:p text:style-name="P17"><text:span text:style-name="T6"><text:s text:c="3"/></text:span><text:span text:style-name="T6">Processing Queries in Web Appl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/>
      <text:p text:style-name="P13"><text:s text:c="4"/></text:p>
      <text:p text:style-name="P13"><draw:custom-shape text:anchor-type="paragraph" draw:z-index="9" draw:name="Shape1" draw:style-name="gr5" svg:width="0.53cm" svg:height="1.35cm" svg:x="7.283cm" svg:y="-1.5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2" draw:style-name="gr8" draw:text-style-name="P18" svg:width="7.938cm" svg:height="1.509cm" svg:x="3.685cm" svg:y="-0.159cm"><text:p text:style-name="P17"><text:span text:style-name="T6"><text:s text:c="4"/></text:span><text:span text:style-name="T6">Client Side PHP page has design to process </text:span></text:p><text:p text:style-name="P17"><text:span text:style-name="T6"><text:s text:c="2"/></text:span><text:span text:style-name="T6">Given Queries, Either custom or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3"/>
      <text:p text:style-name="P13"><draw:custom-shape text:anchor-type="paragraph" draw:z-index="11" draw:name="Shape1" draw:style-name="gr5" svg:width="0.53cm" svg:height="1.35cm" svg:x="7.283cm" svg:y="-0.3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><draw:custom-shape text:anchor-type="paragraph" draw:z-index="12" draw:name="Shape2" draw:style-name="gr9" draw:text-style-name="P18" svg:width="7.938cm" svg:height="1.959cm" svg:x="3.685cm" svg:y="0.18cm"><text:p text:style-name="P17"><text:span text:style-name="T6"><text:s text:c="3"/></text:span><text:span text:style-name="T6">On Server Side, Make MySql connectivity,</text:span></text:p><text:p text:style-name="P17"><text:span text:style-name="T6"><text:s text:c="2"/></text:span><text:span text:style-name="T6">Process the query and send the result back</text:span></text:p><text:p text:style-name="P17"><text:span text:style-name="T6"><text:s text:c="3"/></text:span><text:span text:style-name="T6">Client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3">Test Case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Test Case</text:p>
          </table:table-cell>
          <table:table-cell table:style-name="Table1.A1" office:value-type="string">
            <text:p text:style-name="P6">Input</text:p>
          </table:table-cell>
          <table:table-cell table:style-name="Table1.A1" office:value-type="string">
            <text:p text:style-name="P6">Output</text:p>
          </table:table-cell>
          <table:table-cell table:style-name="Table1.D1" office:value-type="string">
            <text:p text:style-name="P6">Explaination</text:p>
          </table:table-cell>
        </table:table-row>
        <table:table-row>
          <table:table-cell table:style-name="Table1.A2" office:value-type="string">
            <text:p text:style-name="P16">Internet Connectivity</text:p>
            <text:p text:style-name="P16">For Crawling the page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span text:style-name="T5">Server</text:span> <text:span text:style-name="T5">Connectivity Issues</text:span></text:p>
          </table:table-cell>
          <table:table-cell table:style-name="Table1.D2" office:value-type="string">
            <text:p text:style-name="P16">While Crawling the pages, it depends upon the connectivity of Internet, If there is time out, it generates the message.</text:p>
          </table:table-cell>
        </table:table-row>
        <table:table-row>
          <table:table-cell table:style-name="Table1.A2" office:value-type="string">
            <text:p text:style-name="P16">Invalid Character in parsing the web pages</text:p>
          </table:table-cell>
          <table:table-cell table:style-name="Table1.A2" office:value-type="string">
            <text:p text:style-name="P16">Html file</text:p>
          </table:table-cell>
          <table:table-cell table:style-name="Table1.A2" office:value-type="string">
            <text:p text:style-name="P16">Parsed output file</text:p>
          </table:table-cell>
          <table:table-cell table:style-name="Table1.D2" office:value-type="string">
            <text:p text:style-name="P16">If there is any invalid character in parsing then, it is reported in txt file</text:p>
          </table:table-cell>
        </table:table-row>
        <table:table-row>
          <table:table-cell table:style-name="Table1.A2" office:value-type="string">
            <text:p text:style-name="P16">Mysql query parsing</text:p>
            <text:p text:style-name="P16">errors.</text:p>
          </table:table-cell>
          <table:table-cell table:style-name="Table1.A2" office:value-type="string">
            <text:p text:style-name="P16">Custom Query</text:p>
          </table:table-cell>
          <table:table-cell table:style-name="Table1.A2" office:value-type="string">
            <text:p text:style-name="P16">Error in processing the query</text:p>
          </table:table-cell>
          <table:table-cell table:style-name="Table1.D2" office:value-type="string">
            <text:p text:style-name="P16">Since the custom queries might be wrong in syntax, which might generate an Error, while processing on mysql.</text:p>
          </table:table-cell>
        </table:table-row>
      </table:table>
      <text:p text:style-name="Standard"/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9:49:55.269381417</meta:creation-date>
    <dc:date>2017-02-26T20:50:06.715530128</dc:date>
    <meta:editing-duration>PT1H41M48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2" meta:paragraph-count="30" meta:word-count="131" meta:character-count="828" meta:non-whitespace-character-count="718"/>
  </office:meta>
</office:document-meta>
</file>